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Rounded MT" svg:font-family="'Arial Rounded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1" svg:font-family="Arial" style:font-family-generic="system" style:font-pitch="variable"/>
    <style:font-face style:name="Arial Rounded MT1" svg:font-family="'Arial Rounded MT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303cm" fo:margin-right="0.007cm" fo:margin-top="0cm" fo:margin-bottom="0.358cm" loext:contextual-spacing="false" fo:line-height="0.457cm" fo:text-align="start" style:justify-single-word="false" fo:text-indent="-0.018cm" style:auto-text-indent="false" style:page-number="auto"/>
    </style:style>
    <style:style style:name="P2" style:family="paragraph" style:parent-style-name="Standard">
      <style:paragraph-properties fo:margin-left="1.244cm" fo:margin-right="0cm" fo:margin-top="0cm" fo:margin-bottom="0.379cm" loext:contextual-spacing="false" fo:line-height="0.441cm" fo:text-align="justify" style:justify-single-word="false" fo:text-indent="-0.635cm" style:auto-text-indent="false"/>
    </style:style>
    <style:style style:name="P3" style:family="paragraph" style:parent-style-name="Standard">
      <style:paragraph-properties fo:margin-left="1.261cm" fo:margin-right="0cm" fo:margin-top="0cm" fo:margin-bottom="0.464cm" loext:contextual-spacing="false" fo:line-height="0.467cm" fo:text-align="start" style:justify-single-word="false" fo:text-indent="-0.018cm" style:auto-text-indent="false"/>
    </style:style>
    <style:style style:name="P4" style:family="paragraph" style:parent-style-name="Standard">
      <style:paragraph-properties fo:margin-left="1.261cm" fo:margin-right="0cm" fo:margin-top="0cm" fo:margin-bottom="0.646cm" loext:contextual-spacing="false" fo:line-height="0.467cm" fo:text-align="start" style:justify-single-word="false" fo:text-indent="-0.018cm" style:auto-text-indent="false"/>
    </style:style>
    <style:style style:name="P5" style:family="paragraph" style:parent-style-name="Standard">
      <style:paragraph-properties fo:margin-left="0.626cm" fo:margin-right="0cm" fo:margin-top="0cm" fo:margin-bottom="0.536cm" loext:contextual-spacing="false" fo:line-height="0.441cm" fo:text-align="justify" style:justify-single-word="false" fo:text-indent="-0.018cm" style:auto-text-indent="false"/>
    </style:style>
    <style:style style:name="P6" style:family="paragraph" style:parent-style-name="Standard">
      <style:paragraph-properties fo:margin-left="1.923cm" fo:margin-right="0.841cm" fo:margin-top="0cm" fo:margin-bottom="0.437cm" loext:contextual-spacing="false" fo:line-height="0.441cm" fo:text-align="justify" style:justify-single-word="false" fo:text-indent="-0.018cm" style:auto-text-indent="false"/>
    </style:style>
    <style:style style:name="P7" style:family="paragraph" style:parent-style-name="Standard">
      <style:paragraph-properties fo:margin-left="0.018cm" fo:margin-right="0cm" fo:margin-top="0cm" fo:margin-bottom="0.464cm" loext:contextual-spacing="false" fo:line-height="0.467cm" fo:text-align="start" style:justify-single-word="false" fo:text-indent="-0.018cm" style:auto-text-indent="false"/>
    </style:style>
    <style:style style:name="P8" style:family="paragraph" style:parent-style-name="Standard">
      <style:paragraph-properties fo:margin-left="0.018cm" fo:margin-right="0cm" fo:margin-top="0cm" fo:margin-bottom="0.337cm" loext:contextual-spacing="false" fo:line-height="0.467cm" fo:text-align="start" style:justify-single-word="false" fo:text-indent="-0.018cm" style:auto-text-indent="false"/>
    </style:style>
    <style:style style:name="P9" style:family="paragraph" style:parent-style-name="Standard">
      <style:paragraph-properties fo:margin-left="0.018cm" fo:margin-right="0cm" fo:margin-top="0cm" fo:margin-bottom="0.337cm" loext:contextual-spacing="false" fo:line-height="0.467cm" fo:text-align="start" style:justify-single-word="false" fo:text-indent="-0.018cm" style:auto-text-indent="false"/>
      <style:text-properties fo:color="#000000" style:font-name="Arial Rounded MT" fo:font-size="8pt" fo:letter-spacing="normal" fo:font-weight="bold" fo:background-color="transparent" style:font-name-asian="Arial Rounded MT1" style:font-size-asian="8pt" style:font-weight-asian="bold" style:font-name-complex="Arial Rounded MT1"/>
    </style:style>
    <style:style style:name="P10" style:family="paragraph" style:parent-style-name="Standard">
      <style:paragraph-properties fo:margin-left="0.303cm" fo:margin-right="0cm" fo:margin-top="0cm" fo:margin-bottom="0.358cm" loext:contextual-spacing="false" fo:line-height="0.457cm" fo:text-align="center" style:justify-single-word="false" fo:keep-together="always" fo:text-indent="-0.018cm" style:auto-text-indent="false" fo:keep-with-next="always"/>
    </style:style>
    <style:style style:name="P11" style:family="paragraph" style:parent-style-name="Standard">
      <style:paragraph-properties fo:margin-left="0.303cm" fo:margin-right="0cm" fo:margin-top="0cm" fo:margin-bottom="0.358cm" loext:contextual-spacing="false" fo:line-height="0.457cm" fo:text-align="center" style:justify-single-word="false" fo:text-indent="-0.018cm" style:auto-text-indent="false"/>
    </style:style>
    <style:style style:name="P12" style:family="paragraph" style:parent-style-name="Standard">
      <style:paragraph-properties fo:margin-left="1.27cm" fo:margin-right="0cm" fo:margin-top="0cm" fo:margin-bottom="0.579cm" loext:contextual-spacing="false" fo:line-height="0.457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457cm" fo:text-align="start" style:justify-single-word="false" fo:text-indent="0cm" style:auto-text-indent="false"/>
    </style:style>
    <style:style style:name="T1" style:family="text">
      <style:text-properties fo:color="#004dbb" style:font-name="Algerian" fo:font-size="15pt" fo:letter-spacing="normal" fo:background-color="transparent" loext:char-shading-value="0" style:font-name-asian="Algerian1" style:font-size-asian="15pt" style:font-name-complex="Algerian1"/>
    </style:style>
    <style:style style:name="T2" style:family="text">
      <style:text-properties fo:color="#004dbb" style:font-name="Arial Rounded MT" fo:font-size="8pt" fo:letter-spacing="normal" fo:font-weight="bold" fo:background-color="transparent" loext:char-shading-value="0" style:font-name-asian="Arial Rounded MT1" style:font-size-asian="8pt" style:font-weight-asian="bold" style:font-name-complex="Arial Rounded MT1"/>
    </style:style>
    <style:style style:name="T3" style:family="text">
      <style:text-properties fo:color="#548dd4" style:font-name="Arial Rounded MT" fo:font-size="11pt" fo:letter-spacing="normal" fo:font-weight="bold" fo:background-color="transparent" loext:char-shading-value="0" style:font-name-asian="Arial Rounded MT1" style:font-size-asian="11pt" style:font-weight-asian="bold" style:font-name-complex="Arial Rounded MT1"/>
    </style:style>
    <style:style style:name="T4" style:family="text">
      <style:text-properties fo:color="#548dd4" style:font-name="Arial" fo:font-size="11pt" fo:letter-spacing="normal" fo:font-weight="bold" fo:background-color="transparent" loext:char-shading-value="0" style:font-name-asian="Arial1" style:font-size-asian="11pt" style:font-weight-asian="bold" style:font-name-complex="Arial1"/>
    </style:style>
    <style:style style:name="T5" style:family="text">
      <style:text-properties fo:color="#548dd4" style:font-name="Arial" fo:font-size="11pt" fo:letter-spacing="normal" fo:background-color="transparent" loext:char-shading-value="0" style:font-name-asian="Arial1" style:font-size-asian="11pt" style:font-name-complex="Arial1"/>
    </style:style>
    <style:style style:name="T6" style:family="text">
      <style:text-properties fo:color="#548dd4" style:font-name="Courier New" fo:font-size="11pt" fo:letter-spacing="normal" fo:background-color="transparent" loext:char-shading-value="0" style:font-name-asian="Courier New1" style:font-size-asian="11pt" style:font-name-complex="Courier New1"/>
    </style:style>
    <style:style style:name="T7" style:family="text">
      <style:text-properties fo:color="#000000" style:font-name="Arial Rounded MT" fo:font-size="8pt" fo:letter-spacing="normal" fo:font-weight="bold" fo:background-color="transparent" loext:char-shading-value="0" style:font-name-asian="Arial Rounded MT1" style:font-size-asian="8pt" style:font-weight-asian="bold" style:font-name-complex="Arial Rounded MT1"/>
    </style:style>
    <style:style style:name="T8" style:family="text">
      <style:text-properties fo:color="#000000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9" style:family="text">
      <style:text-properties fo:color="#0f0f19" style:font-name="Courier New" fo:font-size="4.5pt" fo:letter-spacing="normal" fo:background-color="transparent" loext:char-shading-value="0" style:font-name-asian="Courier New1" style:font-size-asian="4.5pt" style:font-name-complex="Courier New1"/>
    </style:style>
    <style:style style:name="T10" style:family="text">
      <style:text-properties fo:color="#ff0000" style:font-name="Algerian" fo:font-size="15pt" fo:letter-spacing="normal" fo:background-color="transparent" loext:char-shading-value="0" style:font-name-asian="Algerian1" style:font-size-asian="15pt" style:font-name-complex="Algerian1"/>
    </style:style>
    <style:style style:name="T11" style:family="text">
      <style:text-properties fo:color="#ff0000" style:font-name="Algerian" fo:font-size="15pt" fo:letter-spacing="normal" officeooo:rsid="001d4677" fo:background-color="transparent" loext:char-shading-value="0" style:font-name-asian="Algerian1" style:font-size-asian="15pt" style:font-name-complex="Algeri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 definition language (ddl) checkpoint <text:s/></text:span></text:p>
      <text:p text:style-name="P2"><text:span text:style-name="T3">1.</text:span><text:span text:style-name="T4"> </text:span><text:span text:style-name="T3">You are asked to create the above given relational model using SQL language and based on the different mentioned constraints : </text:span></text:p>
      <text:p text:style-name="P3"><text:span text:style-name="T7">CREATE TABLE Product( </text:span></text:p>
      <text:p text:style-name="P3"><text:span text:style-name="T7"><text:s text:c="5"/>Product_id VARCHAR2(20) PRIMARY KEY, </text:span></text:p>
      <text:p text:style-name="P3"><text:span text:style-name="T7"><text:s text:c="5"/>Product_Name VARCHAR2(20) NOT NULL, </text:span></text:p>
      <text:p text:style-name="P3"><text:span text:style-name="T7"><text:s text:c="5"/>Price NUMBER CHECK(Price &gt; 0) </text:span></text:p>
      <text:p text:style-name="P3"><text:span text:style-name="T7">) ; </text:span></text:p>
      <text:p text:style-name="P3"><text:span text:style-name="T7">CREATE TABLE Customer( </text:span></text:p>
      <text:p text:style-name="P3"><text:span text:style-name="T7"><text:s text:c="5"/>Customer_id VARCHAR2(20) PRIMARY KEY, </text:span></text:p>
      <text:p text:style-name="P3"><text:span text:style-name="T7"><text:s text:c="5"/>Customer_Name VARCHAR2(20) NOT NULL, </text:span></text:p>
      <text:p text:style-name="P3"><text:span text:style-name="T7"><text:s text:c="5"/>Customer_Tel NUMBER </text:span></text:p>
      <text:p text:style-name="P3"><text:span text:style-name="T7">) ; </text:span></text:p>
      <text:p text:style-name="P3"><text:span text:style-name="T7">CREATE TABLE Orders( </text:span></text:p>
      <text:p text:style-name="P3"><text:span text:style-name="T7"><text:s text:c="6"/>Customer_id VARCHAR2(20) PRIMARY KEY, </text:span></text:p>
      <text:p text:style-name="P3"><text:span text:style-name="T7"><text:s text:c="6"/>Product_id VARCHAR2(20), </text:span></text:p>
      <text:p text:style-name="P3"><text:span text:style-name="T7"><text:s text:c="6"/>Quantity NUMBER, </text:span></text:p>
      <text:p text:style-name="P3"><text:span text:style-name="T7"><text:s text:c="6"/>Total_amount NUMBER, </text:span></text:p>
      <text:p text:style-name="P3"><text:span text:style-name="T7"><text:s text:c="6"/>FOREIGN KEY (Customer_id) REFERENCES Customers (Customer_id), </text:span></text:p>
      <text:p text:style-name="P3"><text:span text:style-name="T7"><text:s text:c="6"/>FOREIGN KEY (Product_id REFERENCES Product (Product_id) </text:span></text:p>
      <text:p text:style-name="P4"><text:span text:style-name="T7">) ; </text:span></text:p>
      <text:p text:style-name="P5"><text:span text:style-name="T3">2.</text:span><text:span text:style-name="T4"> </text:span><text:span text:style-name="T9"><text:s text:c="10"/></text:span><text:span text:style-name="T3">After creating tables, write SQL commands to: </text:span></text:p>
      <text:p text:style-name="P6"><text:span text:style-name="T6">o</text:span><text:span text:style-name="T5"> </text:span><text:span text:style-name="T3">Add a column Category (VARCHAR2(20)) to the PRODUCT table. <text:s/></text:span><text:span text:style-name="T6">o</text:span><text:span text:style-name="T5"> </text:span><text:span text:style-name="T3">Add a column OrderDate (DATE) <text:s/>to the ORDERS table which have SYSDATE as a default value. </text:span></text:p>
      <text:p text:style-name="P7"><text:span text:style-name="T3"><text:s text:c="19"/></text:span><text:span text:style-name="T7">ALTER TABLE Product ADD Category VARCHAR2(20) ; </text:span></text:p>
      <text:p text:style-name="P8"><text:soft-page-break/><text:span text:style-name="T7"><text:s text:c="26"/>ALTER TABLE Orders ADD OrderDate DATE DEFAULT SYSDATE ;</text:span><text:span text:style-name="T3"> </text:span></text:p>
      <text:p text:style-name="P10"><text:span text:style-name="T10"><text:s text:c="90"/></text:span><text:span text:style-name="T11"><text:s text:c="6"/>mohamed salem</text:span></text:p>
      <text:p text:style-name="P11"><text:span text:style-name="T11"/></text:p>
      <text:p text:style-name="P9"/>
      <text:p text:style-name="P12"><text:span text:style-name="T7"><text:s/></text:span></text:p>
      <text:p text:style-name="P13"><text:span text:style-name="T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Rounded MT" svg:font-family="'Arial Rounded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1" svg:font-family="Arial" style:font-family-generic="system" style:font-pitch="variable"/>
    <style:font-face style:name="Arial Rounded MT1" svg:font-family="'Arial Rounded MT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06:14.607322227</dc:date>
    <meta:editing-duration>PT58S</meta:editing-duration>
    <meta:editing-cycles>1</meta:editing-cycles>
    <meta:document-statistic meta:table-count="0" meta:image-count="0" meta:object-count="0" meta:page-count="2" meta:paragraph-count="27" meta:word-count="140" meta:character-count="1207" meta:non-whitespace-character-count="846"/>
    <meta:generator>LibreOffice/6.4.7.2$Linux_X86_64 LibreOffice_project/40$Build-2</meta:generator>
  </office:meta>
</office:document-meta>
</file>